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aracterísticas destacadas</text:h>
      <text:list xml:id="list714765105" text:style-name="L1">
        <text:list-item>
          <text:p text:style-name="P2">Sólido servidor escalable de alto rendimiento que ofrece una capacidad sin parangón, optimizado para ejecutar cargas de trabajo de análisis empresariales y técnicos a gran escala </text:p>
        </text:list-item>
        <text:list-item>
          <text:p text:style-name="P1">Su diseño modular compacto y altamente integrado permite la consolidación del centro de datos, cuando el espacio es un requisito a tener en cuenta. </text:p>
        </text:list-item>
      </text:list>
      <text:p text:style-name="Text_20_body">IBM ofrece el nuevo Power 775 Supercomputer, con procesadores POWER7, que acelerará la innovación en el campo de la computación de alto rendimiento (HPC) con proyectos informáticos más inteligentes, como la previsión meteorológica, las ciencias de la vida y médicas, los servicios financieros, la elaboración de modelos de trampas petrolíferas y el diseño industrial. Power 775 Supercomputer será un superordenador de alto rendimiento, compacto y altamente integrado en una solución de bastidor, que incluirá nodos, almacenamiento, malla de interconexión y tecnología de refrigeración de agua eficiente desde el punto de vista energético.</text:p>
      <text:p text:style-name="Text_20_body">El servidor de supercomputación IBM Power 775 se ha diseñado para organizaciones que necesitan un sistema muy escalable con una enorme potencia de procesamiento paralelo y diseño modular compacto. Utilícelo en configuraciones de clúster de solo 512 cores de procesador o en configuraciones de superordenadores de alto nivel de cientos de miles de procesadores. Junto con el software especializado de IBM, este sistema está diseñado para rendir y representa la tecnología Power más reciente.</text:p>
      <text:p text:style-name="Text_20_body">Las cargas de trabajo ideales para este sistema incluyen aplicaciones HPC como la elaboración de modelos climáticos, la química computacional, la ingeniería asistida por ordenador, la mecánica de fluidos computacional y la exploración petrolífera, que necesitan una gran potencia de procesamiento cuando la carga de trabajo utiliza metodologías de procesamiento paralelo. IBM lleva mucho tiempo liderando estas áreas de aplicaciones y, con este sistema, le permite innovar y moldear el futuro.</text:p>
      <text:p text:style-name="Text_20_body">Con un diseño compacto de hasta 3072 cores de procesador POWER7 por bastidor, cada uno ejecutándose a 3,83 GHz, el cajón de supercomputación de 256 cores Power 775 está diseñado para ser veloz y preparado para rendir. Con la posibilidad de formar clústeres de hasta 2048 cajones, puede utilizarse la potencia de procesamiento total de hasta 524 288 cores POWER7 para abordar algunos de los problemas más acuciantes. Respaldado por hasta 24 TB de memoria y 230 TB de almacenamiento por bastidor e interconexiones superrápidas, se calcula que Power 775 superará los 96 teraFLOPS (TFLOPS) por bastidor. El concepto de HPC radicalmente nuevo que representa el sistema Power 775 es otro paso en la evolución de los clústeres modulares diseñados para resolver algunos de los problemas más acuciantes de la humanidad. Con los rapidísimos procesadores POWER7, más el diseño ultracompacto de 256 cores en un cajón 2U, y enfriado con la nueva tecnología de refrigeración por agua para lograr el máximo rendimiento, este sistema es un fórmula 1 supersónico por las autopistas de la T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an </meta:initial-creator>
    <meta:creation-date>2013-04-26T15:08:28</meta:creation-date>
    <dc:date>2013-04-26T15:39:03</dc:date>
    <dc:creator>jean </dc:creator>
    <meta:editing-duration>P0D</meta:editing-duration>
    <meta:editing-cycles>1</meta:editing-cycles>
    <meta:document-statistic meta:table-count="0" meta:image-count="0" meta:object-count="0" meta:page-count="1" meta:paragraph-count="7" meta:word-count="466" meta:character-count="3050" meta:non-whitespace-character-count="2591"/>
    <meta:generator>LibreOffice/3.6$Linux_X86_64 LibreOffice_project/360m1$Build-2</meta:generator>
  </office:meta>
</office:document-meta>
</file>